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 fo:language="pt" fo:country="BR"/>
    </style:style>
    <style:style style:name="P33" style:parent-style-name="Textbody" style:family="paragraph">
      <style:text-properties fo:font-size="24pt" style:font-size-asian="24pt" style:font-size-complex="24pt" fo:language="pt" fo:country="BR"/>
    </style:style>
    <style:style style:name="P34" style:parent-style-name="Textbody" style:family="paragraph">
      <style:paragraph-properties fo:text-align="justify"/>
    </style:style>
    <style:style style:name="T35" style:parent-style-name="Fonteparág.padrão" style:family="text">
      <style:text-properties fo:font-size="12pt" style:font-size-asian="12pt" style:font-size-complex="12pt" fo:language="pt" fo:country="BR"/>
    </style:style>
    <style:style style:name="T36" style:parent-style-name="Fonteparág.padrão" style:family="text">
      <style:text-properties fo:font-size="12pt" style:font-size-asian="12pt" style:font-size-complex="12pt" fo:language="pt" fo:country="BR"/>
    </style:style>
    <style:style style:name="T37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38" style:parent-style-name="Fonteparág.padrão" style:family="text">
      <style:text-properties fo:font-size="12pt" style:font-size-asian="12pt" style:font-size-complex="12pt" fo:language="pt" fo:country="BR"/>
    </style:style>
    <style:style style:name="P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3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 fo:margin-left="1in">
        <style:tab-stops/>
      </style:paragraph-properties>
    </style:style>
    <style:style style:name="T46" style:parent-style-name="Fonteparág.padrão" style:family="text">
      <style:text-properties fo:font-size="12pt" style:font-size-asian="12pt" style:font-size-complex="12pt" fo:language="pt" fo:country="BR"/>
    </style:style>
    <style:style style:name="T47" style:parent-style-name="Fonteparág.padrão" style:family="text">
      <style:text-properties fo:font-size="12pt" style:font-size-asian="12pt" style:font-size-complex="12pt" fo:language="pt" fo:country="BR"/>
    </style:style>
    <style:style style:name="T48" style:parent-style-name="Fonteparág.padrão" style:family="text">
      <style:text-properties fo:font-size="12pt" style:font-size-asian="12pt" style:font-size-complex="12pt" fo:language="pt" fo:country="BR"/>
    </style:style>
    <style:style style:name="T49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0" style:parent-style-name="Fonteparág.padrão" style:family="text"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margin-left="0in" fo:text-indent="0.5in">
        <style:tab-stops/>
      </style:paragraph-properties>
    </style:style>
    <style:style style:name="T54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5" style:parent-style-name="Fonteparág.padrão" style:family="text">
      <style:text-properties fo:font-size="12pt" style:font-size-asian="12pt" style:font-size-complex="12pt" fo:language="pt" fo:country="BR"/>
    </style:style>
    <style:style style:name="T56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7" style:parent-style-name="Fonteparág.padrão" style:family="text">
      <style:text-properties fo:font-size="12pt" style:font-size-asian="12pt" style:font-size-complex="12pt" fo:language="pt" fo:country="BR"/>
    </style:style>
    <style:style style:name="P58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family="paragraph">
      <style:paragraph-properties fo:text-align="justify" fo:margin-left="0.9937in">
        <style:tab-stops/>
      </style:paragraph-properties>
      <style:text-properties fo:font-size="12pt" style:font-size-asian="12pt" style:font-size-complex="12pt" fo:language="pt" fo:country="BR"/>
    </style:style>
    <style:style style:name="P61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2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 fo:margin-left="0.9937in">
        <style:tab-stops/>
      </style:paragraph-properties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margin-left="0.9937in">
        <style:tab-stops/>
      </style:paragraph-properties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0.9937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Textbody" style:list-style-name="WW8Num7" style:family="paragraph">
      <style:paragraph-properties fo:text-align="justify"/>
    </style:style>
    <style:style style:name="T69" style:parent-style-name="Fonteparág.padrão" style:family="text">
      <style:text-properties fo:font-size="12pt" style:font-size-asian="12pt" style:font-size-complex="12pt" fo:language="pt" fo:country="BR"/>
    </style:style>
    <style:style style:name="P70" style:parent-style-name="Textbody" style:list-style-name="WW8Num7" style:family="paragraph">
      <style:paragraph-properties fo:text-align="justify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list-style-name="WW8Num7" style:family="paragraph">
      <style:paragraph-properties fo:text-align="justify"/>
    </style:style>
    <style:style style:name="T73" style:parent-style-name="Fonteparág.padrão" style:family="text">
      <style:text-properties fo:font-size="12pt" style:font-size-asian="12pt" style:font-size-complex="12pt" fo:language="pt" fo:country="BR"/>
    </style:style>
    <style:style style:name="P74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5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6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77" style:parent-style-name="Textbody" style:list-style-name="WW8Num7" style:family="paragraph">
      <style:paragraph-properties fo:text-align="justify"/>
    </style:style>
    <style:style style:name="T78" style:parent-style-name="Fonteparág.padrão" style:family="text">
      <style:text-properties fo:font-size="12pt" style:font-size-asian="12pt" style:font-size-complex="12pt" fo:language="pt" fo:country="BR"/>
    </style:style>
    <style:style style:name="T79" style:parent-style-name="Fonteparág.padrão" style:family="text">
      <style:text-properties fo:font-size="12pt" style:font-size-asian="12pt" style:font-size-complex="12pt" fo:language="pt" fo:country="BR"/>
    </style:style>
    <style:style style:name="P80" style:parent-style-name="Textbody" style:list-style-name="WW8Num7" style:family="paragraph">
      <style:paragraph-properties fo:text-align="justify"/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T82" style:parent-style-name="Fonteparág.padrão" style:family="text">
      <style:text-properties fo:font-size="12pt" style:font-size-asian="12pt" style:font-size-complex="12pt" fo:language="pt" fo:country="BR"/>
    </style:style>
    <style:style style:name="T83" style:parent-style-name="Fonteparág.padrão" style:family="text">
      <style:text-properties fo:font-size="12pt" style:font-size-asian="12pt" style:font-size-complex="12pt" fo:language="pt" fo:country="BR"/>
    </style:style>
    <style:style style:name="P8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5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86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89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 fo:margin-left="1.0013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3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5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9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3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4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9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10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4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5" style:parent-style-name="Textbody" style:family="paragraph">
      <style:paragraph-properties fo:text-align="justify"/>
    </style:style>
    <style:style style:name="T116" style:parent-style-name="Fonteparág.padrão" style:family="text">
      <style:text-properties fo:font-size="12pt" style:font-size-asian="12pt" style:font-size-complex="12pt" fo:language="pt" fo:country="BR"/>
    </style:style>
    <style:style style:name="T117" style:parent-style-name="Fonteparág.padrão" style:family="text">
      <style:text-properties fo:font-size="12pt" style:font-size-asian="12pt" style:font-size-complex="12pt" fo:language="pt" fo:country="BR"/>
    </style:style>
    <style:style style:name="P118" style:parent-style-name="Textbody" style:family="paragraph">
      <style:paragraph-properties fo:text-align="justify"/>
    </style:style>
    <style:style style:name="T119" style:parent-style-name="Fonteparág.padrão" style:family="text">
      <style:text-properties fo:font-size="12pt" style:font-size-asian="12pt" style:font-size-complex="12pt" fo:language="pt" fo:country="BR"/>
    </style:style>
    <style:style style:name="T120" style:parent-style-name="Fonteparág.padrão" style:family="text">
      <style:text-properties fo:font-size="12pt" style:font-size-asian="12pt" style:font-size-complex="12pt" fo:language="pt" fo:country="BR"/>
    </style:style>
    <style:style style:name="P12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2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2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2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6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27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 fo:language="pt" fo:country="BR"/>
    </style:style>
    <style:style style:name="T129" style:parent-style-name="Fonteparág.padrão" style:family="text">
      <style:text-properties fo:font-size="12pt" style:font-size-asian="12pt" style:font-size-complex="12pt" fo:language="pt" fo:country="BR"/>
    </style:style>
    <style:style style:name="T130" style:parent-style-name="Fonteparág.padrão" style:family="text">
      <style:text-properties fo:font-size="12pt" style:font-size-asian="12pt" style:font-size-complex="12pt" fo:language="pt" fo:country="BR"/>
    </style:style>
    <style:style style:name="P13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3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34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35" style:parent-style-name="Fonteparág.padrão" style:family="text">
      <style:text-properties fo:font-size="12pt" style:font-size-asian="12pt" style:font-size-complex="12pt" fo:language="pt" fo:country="BR"/>
    </style:style>
    <style:style style:name="T136" style:parent-style-name="Fonteparág.padrão" style:family="text">
      <style:text-properties fo:font-size="12pt" style:font-size-asian="12pt" style:font-size-complex="12pt" fo:language="pt" fo:country="BR"/>
    </style:style>
    <style:style style:name="T137" style:parent-style-name="Fonteparág.padrão" style:family="text">
      <style:text-properties fo:font-size="12pt" style:font-size-asian="12pt" style:font-size-complex="12pt" fo:language="pt" fo:country="BR"/>
    </style:style>
    <style:style style:name="P13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0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4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42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4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44" style:parent-style-name="Textbody" style:family="paragraph">
      <style:paragraph-properties fo:text-align="justify"/>
    </style:style>
    <style:style style:name="T145" style:parent-style-name="Fonteparág.padrão" style:family="text">
      <style:text-properties fo:font-size="12pt" style:font-size-asian="12pt" style:font-size-complex="12pt" fo:language="pt" fo:country="BR"/>
    </style:style>
    <style:style style:name="T146" style:parent-style-name="Fonteparág.padrão" style:family="text">
      <style:text-properties fo:language="pt" fo:country="BR"/>
    </style:style>
    <style:style style:name="T147" style:parent-style-name="Fonteparág.padrão" style:family="text">
      <style:text-properties fo:font-size="12pt" style:font-size-asian="12pt" style:font-size-complex="12pt" fo:language="pt" fo:country="BR"/>
    </style:style>
    <style:style style:name="P148" style:parent-style-name="Standard" style:list-style-name="LFO10" style:family="paragraph">
      <style:paragraph-properties fo:text-align="justify"/>
      <style:text-properties fo:language="pt" fo:country="BR"/>
    </style:style>
    <style:style style:name="P149" style:parent-style-name="Standard" style:list-style-name="LFO10" style:family="paragraph">
      <style:paragraph-properties fo:text-align="justify"/>
      <style:text-properties fo:language="pt" fo:country="BR"/>
    </style:style>
    <style:style style:name="P150" style:parent-style-name="Standard" style:list-style-name="LFO10" style:family="paragraph">
      <style:paragraph-properties fo:text-align="justify"/>
      <style:text-properties fo:language="pt" fo:country="BR"/>
    </style:style>
    <style:style style:name="P151" style:parent-style-name="Standard" style:list-style-name="LFO10" style:family="paragraph">
      <style:paragraph-properties fo:text-align="justify"/>
      <style:text-properties fo:language="pt" fo:country="BR"/>
    </style:style>
    <style:style style:name="P152" style:parent-style-name="Standard" style:list-style-name="LFO10" style:family="paragraph">
      <style:paragraph-properties fo:text-align="justify"/>
      <style:text-properties fo:language="pt" fo:country="BR"/>
    </style:style>
    <style:style style:name="P153" style:parent-style-name="Standard" style:list-style-name="LFO10" style:family="paragraph">
      <style:paragraph-properties fo:text-align="justify"/>
      <style:text-properties fo:language="pt" fo:country="BR"/>
    </style:style>
    <style:style style:name="P154" style:parent-style-name="Standard" style:list-style-name="LFO10" style:family="paragraph">
      <style:paragraph-properties fo:text-align="justify"/>
      <style:text-properties fo:language="pt" fo:country="BR"/>
    </style:style>
    <style:style style:name="P155" style:parent-style-name="Standard" style:list-style-name="LFO10" style:family="paragraph">
      <style:paragraph-properties fo:text-align="justify"/>
      <style:text-properties fo:language="pt" fo:country="BR"/>
    </style:style>
    <style:style style:name="P156" style:parent-style-name="Standard" style:list-style-name="LFO10" style:family="paragraph">
      <style:paragraph-properties fo:text-align="justify"/>
      <style:text-properties fo:language="pt" fo:country="BR"/>
    </style:style>
    <style:style style:name="P157" style:parent-style-name="Standard" style:list-style-name="LFO10" style:family="paragraph">
      <style:paragraph-properties fo:text-align="justify"/>
      <style:text-properties fo:language="pt" fo:country="BR"/>
    </style:style>
    <style:style style:name="P158" style:parent-style-name="Standard" style:list-style-name="LFO10" style:family="paragraph">
      <style:paragraph-properties fo:text-align="justify"/>
      <style:text-properties fo:language="pt" fo:country="BR"/>
    </style:style>
    <style:style style:name="P159" style:parent-style-name="Standard" style:family="paragraph">
      <style:paragraph-properties fo:text-align="justify" fo:margin-left="0.75in">
        <style:tab-stops/>
      </style:paragraph-properties>
      <style:text-properties fo:language="pt" fo:country="BR"/>
    </style:style>
    <style:style style:name="P160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1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2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3" style:parent-style-name="Textbody" style:list-style-name="LFO11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4" style:parent-style-name="Standard" style:list-style-name="LFO11" style:family="paragraph">
      <style:paragraph-properties fo:text-align="justify"/>
    </style:style>
    <style:style style:name="T165" style:parent-style-name="Fonteparág.padrão" style:family="text">
      <style:text-properties fo:language="pt" fo:country="BR"/>
    </style:style>
    <style:style style:name="T166" style:parent-style-name="Fonteparág.padrão" style:family="text">
      <style:text-properties fo:font-weight="bold" style:font-weight-asian="bold" style:font-weight-complex="bold" fo:language="pt" fo:country="BR"/>
    </style:style>
    <style:style style:name="T167" style:parent-style-name="Fonteparág.padrão" style:family="text">
      <style:text-properties fo:font-weight="bold" style:font-weight-asian="bold" style:font-weight-complex="bold" fo:language="pt" fo:country="BR"/>
    </style:style>
    <style:style style:name="T168" style:parent-style-name="Fonteparág.padrão" style:family="text">
      <style:text-properties fo:language="pt" fo:country="BR"/>
    </style:style>
    <style:style style:name="P169" style:parent-style-name="Textbody" style:family="paragraph">
      <style:paragraph-properties fo:text-align="justify"/>
      <style:text-properties fo:language="pt" fo:country="BR"/>
    </style:style>
    <style:style style:name="P170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tab/><text:tab/><text:tab/><text:tab/>Memória Virtual<text:line-break/><text:s/><text:tab/><text:tab/>Caso de Uso: ExcluirUsuario</text:p>
      <text:p text:style-name="P33"/>
      <text:h text:style-name="Título1" text:outline-level="1">Breve Descrição</text:h>
      <text:p text:style-name="P34"><text:span text:style-name="T35"><text:s text:c="4"/>O Administrador ou Gerente do sistema deseja excluir um membro do sistema, tornando-o inativo. Para isso deve solicitar permissão a outro usuário que possua o mesmo nível de acesso que o Administrador ou<text:s/></text:span><text:span text:style-name="T36">Gerente. O usuário que faz a solicitação deve justificar o motivo da exclusão. Após isso, a exclusão é realizada, por meio de uma marcação de</text:span><text:span text:style-name="T37"><text:s/>inativo</text:span><text:span text:style-name="T38"><text:s/>no cadastro do usuário.</text:span></text:p>
      <text:h text:style-name="Título1" text:outline-level="1">Breve Descrição dos Atores</text:h>
      <text:p text:style-name="P39">- Gerente (da Instituição): Tem permissão para excluir<text:s/>revisores e catalogadores.</text:p>
      <text:p text:style-name="P40">- Administrador (do Sistema): Tem permissão para excluir gerentes, revisores e catalogadores.</text:p>
      <text:h text:style-name="Título1" text:outline-level="1">Pré-condições</text:h>
      <text:p text:style-name="P41">- O Administrador/Gerente está logado no sistema.</text:p>
      <text:p text:style-name="P42"><text:s/>- O usuário a ser excluído deve estar cadastrado no sistema.</text:p>
      <text:h text:style-name="Título1" text:outline-level="1">Fluxo Básico de eventos</text:h>
      <text:list text:style-name="WW8Num7">
        <text:list-item text:start-value="1">
          <text:p text:style-name="P43"><text:s/>O Administrador/Gerente seleciona a opção “Excluir Usuário”;</text:p>
        </text:list-item>
        <text:list-item>
          <text:p text:style-name="P44">O sistema exibe uma tela contendo:</text:p>
        </text:list-item>
      </text:list>
      <text:p text:style-name="P45"><text:span text:style-name="T46">- campo para inserir “Nome” para buscar o usuário que se deseja excluir. Esse campo deve ser auto completável, ou seja, de acordo com a informa</text:span><text:span text:style-name="T47">ção que está sendo inserida pelo usuário ele cria e exibe uma lista, (abaixo do campo onde o nome está sendo inserido) com os possíveis nomes que estão sendo pesquisados. A lista apresentada deve estar em ordem alfabética e respeitar o que foi definido na<text:s/></text:span><text:span text:style-name="T48">Seção<text:s/></text:span><text:span text:style-name="T49">Breve Descrição dos Atores</text:span><text:span text:style-name="T50">. Assim, o usuário tem a opção de terminar de escrever o nome desejado ou o selecionar na lista que foi apresentada;</text:span></text:p>
      <text:p text:style-name="P51">- opção para selecionar o “Prazo de Validade” do pedido de exclusão que pode ser de 1 a 30 dias (preenchimento obrigatório, caso essa opção esteja disponível no sistema);</text:p>
      <text:p text:style-name="P52">- opção “Confirmar” para confirmar nome e prazo de validade fornecidos;</text:p>
      <text:p text:style-name="P53"><text:span text:style-name="T54"><text:tab/>-<text:s/></text:span><text:span text:style-name="T55">opção</text:span><text:span text:style-name="T56"><text:s/></text:span><text:span text:style-name="T57">“Cancelar” para sair da opção de exclusão;</text:span></text:p>
      <text:list text:style-name="WW8Num7" text:continue-numbering="true">
        <text:list-item>
          <text:p text:style-name="P58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59">O sistema dá continuidade ao processo de exclusão exibindo uma tela contendo:</text:p>
        </text:list-item>
      </text:list>
      <text:p text:style-name="P60">- Nome do usuário solicitado;</text:p>
      <text:p text:style-name="P61">- Nível de Permissão no sistema (Gerente, Revisor ou Catalogador) do usuário a ser excluído;</text:p>
      <text:p text:style-name="P62">- Instituição a qual o usuário solicitado pertence;</text:p>
      <text:p text:style-name="P63">- campo editável para “Justificar” a exclusão, com no máximo 300 caracteres considerando espaços (preenchimento obrigatório);</text:p>
      <text:p text:style-name="P64">- o Prazo de Validade do pedido de exclusão;</text:p>
      <text:p text:style-name="P65">- opção “Excluir usuário” para confirmar o pedido de exclusão;</text:p>
      <text:p text:style-name="P66">- opção “Voltar” para voltar à tela de seleção do usuário a ser excluído;</text:p>
      <text:p text:style-name="P67">- opção “Cancelar” para sair da opção de exclusão;</text:p>
      <text:list text:style-name="WW8Num7" text:continue-numbering="true">
        <text:list-item>
          <text:p text:style-name="P68"><text:span text:style-name="T69">O Administrador/Gerente preenche a justificativa de exclusão do usuário;</text:span></text:p>
        </text:list-item>
        <text:list-item>
          <text:p text:style-name="P70"><text:span text:style-name="T71">O Administrador/Gerente seleciona a opção “Excluir usuário”;</text:span></text:p>
        </text:list-item>
        <text:list-item>
          <text:p text:style-name="P72"><text:span text:style-name="T73">O sistema exibe:</text:span></text:p>
        </text:list-item>
      </text:list>
      <text:p text:style-name="P74">- uma<text:s/>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75">- opção “Salvar” para confirmar escolha do usuário que autorizará a exclusão e dar continuidade ao processo;</text:p>
      <text:p text:style-name="P76"><text:tab/>- opção “Cancelar” para sair da opção de exclusão;</text:p>
      <text:list text:style-name="WW8Num7" text:continue-numbering="true">
        <text:list-item>
          <text:p text:style-name="P77"><text:span text:style-name="T78">O Administrador/Gerente escolhe na lista outro Administrador</text:span><text:span text:style-name="T79">/Gerente para autorizar a operação;</text:span></text:p>
        </text:list-item>
        <text:list-item>
          <text:p text:style-name="P80"><text:span text:style-name="T81">O Administrador/Gerente seleciona a opção “</text:span><text:span text:style-name="T82">v</text:span><text:span text:style-name="T83">”;</text:span></text:p>
        </text:list-item>
        <text:list-item>
          <text:p text:style-name="P84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85">- o nome do usuário a ser excluído;</text:p>
      <text:p text:style-name="P86">- nível de permissão dele no sistema;</text:p>
      <text:p text:style-name="P87">- instituição a qual o usuário a ser excluído pertence;</text:p>
      <text:p text:style-name="P88">- justificativa da exclusão;</text:p>
      <text:p text:style-name="P89">- prazo de validade do pedido de exclusão;</text:p>
      <text:p text:style-name="P90">- opção “Salvar”;</text:p>
      <text:soft-page-break/>
      <text:p text:style-name="P91">- opção<text:s/>“Cancelar”.</text:p>
      <text:list text:style-name="WW8Num7" text:continue-numbering="true">
        <text:list-item>
          <text:p text:style-name="P92"><text:s text:c="3"/>O Administrador/Gerente, que recebeu o e-mail, confirma a operação de exclusão;</text:p>
        </text:list-item>
        <text:list-item>
          <text:p text:style-name="P93"><text:s text:c="3"/>O sistema valida a operação de exclusão;</text:p>
        </text:list-item>
        <text:list-item>
          <text:p text:style-name="P94">O caso de uso termina.</text:p>
        </text:list-item>
      </text:list>
      <text:h text:style-name="Título1" text:outline-level="1">Fluxos Alternativos</text:h>
      <text:p text:style-name="P95">Fluxo Alternativo 1</text:p>
      <text:p text:style-name="P96">Se no passo 3 do fluxo básico o Administrador/Gerente tentar selecionar a opção “Confirmar” sem ter inserido ou selecionado nenhum nome na lista ou sem ter selecionado um prazo de validade para o convite, então respectivamente:</text:p>
      <text:p text:style-name="P97">1.<text:s/><text:tab/>O sistema exibe a mensagem “Insira um Nome ou Parte do nome desejado e então o selecione na lista”;</text:p>
      <text:p text:style-name="P98">2.<text:tab/>O sistema exibe a mensagem “Selecione o prazo de validade do convite”;</text:p>
      <text:p text:style-name="P99"><text:tab/>2.<text:tab/>O sistema retorna ao passo 2.</text:p>
      <text:p text:style-name="P100">Fluxo Alternativo 2</text:p>
      <text:p text:style-name="P101"><text:tab/>Se no passo 3 do fluxo básico o nome inserido não for encontrado, então:</text:p>
      <text:p text:style-name="P102">1.<text:tab/>O sistema exibe<text:s/>a mensagem “Usuário não encontrado”;</text:p>
      <text:p text:style-name="P103">2.<text:tab/>O sistema retorna ao passo 2.</text:p>
      <text:p text:style-name="P104">Fluxo Alternativo 3</text:p>
      <text:p text:style-name="P105">Se no passo 4 do fluxo básico o Administrador/Gerente selecionar a opção “Voltar”, então:</text:p>
      <text:p text:style-name="P106">1.<text:tab/>O sistema deve assegurar que as informações que estão sendo exibidas (do<text:s/>usuário previamente selecionado) desapareçam antes de permitir que o campo de inserção de Nome para exclusão seja utilizado novamente;</text:p>
      <text:p text:style-name="P10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108">3.<text:tab/>O sistema volta ao passo 2.</text:p>
      <text:p text:style-name="P109"/>
      <text:p text:style-name="P110">Fluxo Alternativo 4</text:p>
      <text:p text:style-name="P111">Se no passo 5 do fluxo básico o<text:s/>Administrador/Gerente não preencher o campo de justificativa, então:</text:p>
      <text:p text:style-name="P112">1.<text:s/><text:tab/>O sistema exibe a mensagem “Preencha a justificativa para o pedido de exclusão”;</text:p>
      <text:p text:style-name="P113">2.<text:s/><text:tab/>O sistema retorna ao passo 4.</text:p>
      <text:soft-page-break/>
      <text:p text:style-name="P114">Fluxo Alternativo 5</text:p>
      <text:p text:style-name="P115"><text:span text:style-name="T116">Se no passo 9 do fluxo básico o usuário não sele</text:span><text:span text:style-name="T117">cionou outro Administrador/Gerente para autorizar a operação, então:</text:span></text:p>
      <text:p text:style-name="P118"><text:span text:style-name="T119">1.<text:s/></text:span><text:span text:style-name="T120"><text:tab/>O sistema exibe a mensagem “É necessário selecionar um Administrador/Gerente para autorizar o pedido de exclusão”;</text:span></text:p>
      <text:p text:style-name="P121">2.<text:s/><text:tab/>O sistema retorna ao passo 7.</text:p>
      <text:p text:style-name="P122">Fluxo Alternativo 6</text:p>
      <text:p text:style-name="P123">Se no passo 11<text:s/>do fluxo básico o Administrador/Gerente não selecionar nenhuma opção (Salvar ou Cancelar), durante o prazo de validade do pedido de exclusão, então:</text:p>
      <text:p text:style-name="P124"><text:s text:c="17"/>1. O pedido de exclusão é eliminado do sistema;</text:p>
      <text:p text:style-name="P125"><text:s text:c="17"/>2. O caso de uso termina.</text:p>
      <text:p text:style-name="P126">Fluxo Alternativo 7</text:p>
      <text:p text:style-name="P127"><text:span text:style-name="T128"><text:tab/>Se no passo 11 do fluxo básico o Administrador/Gerente seleciona a opção “</text:span><text:span text:style-name="T129">Salvar</text:span><text:span text:style-name="T130">”, fora do prazo de validade do pedido de exclusão, então:</text:span></text:p>
      <text:p text:style-name="P131"><text:tab/><text:s text:c="3"/>1. O sistema exibe a mensagem “O Prazo de Confirmação Expirou”;</text:p>
      <text:p text:style-name="P132"><text:tab/><text:s text:c="3"/>2. O caso<text:s/>de uso é encerrado;</text:p>
      <text:p text:style-name="P133">Fluxo Alternativo 8</text:p>
      <text:p text:style-name="P134"><text:span text:style-name="T135"><text:tab/>Se no passo 11 do fluxo básico o Administrador/Gerente seleciona a opção “</text:span><text:span text:style-name="T136">Cancelar”<text:s/></text:span><text:span text:style-name="T137">durante o prazo de validade do pedido de exclusão, então:</text:span></text:p>
      <text:p text:style-name="P138"><text:tab/><text:s text:c="3"/>1. O usuário não é excluído do sistema;</text:p>
      <text:p text:style-name="P139"><text:tab/><text:s text:c="3"/>2. O caso de uso é encerrado;</text:p>
      <text:p text:style-name="P140">Fluxo Alternativo 9</text:p>
      <text:p text:style-name="P141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2">Fluxo Alternativo 10</text:p>
      <text:p text:style-name="P143">Se a qualquer momento o usuário selecionar a opção “Cancelar”</text:p>
      <text:p text:style-name="P144"><text:span text:style-name="T145">O sistema retorna à página inicial e</text:span><text:span text:style-name="T146"><text:s/></text:span><text:span text:style-name="T147">o caso de uso termina.</text:span></text:p>
      <text:h text:style-name="Título1" text:outline-level="1">Pós-condições</text:h>
      <text:list text:style-name="LFO10" text:continue-numbering="true">
        <text:list-item>
          <text:list>
            <text:list-item>
              <text:p text:style-name="P148">Fluxo Básico: O sistema coloca como Inativo o cadastro do usuário.</text:p>
            </text:list-item>
            <text:list-item>
              <text:p text:style-name="P149">Fluxo Alternativo 1: Não ocorre alteração na base de dados do sistema.</text:p>
            </text:list-item>
            <text:list-item>
              <text:p text:style-name="P150">Fluxo Alternativo 2: Não ocorre alteração na base de dados do sistema.</text:p>
            </text:list-item>
            <text:list-item>
              <text:p text:style-name="P151">Fluxo<text:s/>Alternativo 3: Não ocorre alteração na base de dados <text:s/>do sistema.</text:p>
            </text:list-item>
            <text:list-item>
              <text:p text:style-name="P152">Fluxo Alternativo 4: Não ocorre alteração na base de dados do sistema.</text:p>
            </text:list-item>
            <text:list-item>
              <text:p text:style-name="P153">Fluxo Alternativo 5: Não ocorre alteração na base de dados do sistema.</text:p>
            </text:list-item>
            <text:list-item>
              <text:p text:style-name="P154">Fluxo Alternativo 6: O cadastro do usuário permanece como Ativo no sistema.</text:p>
            </text:list-item>
            <text:list-item>
              <text:p text:style-name="P155">Fluxo Alternativo 7: O cadastro do usuário permanece como Ativo no sistema.</text:p>
            </text:list-item>
            <text:list-item>
              <text:p text:style-name="P156">Fluxo Alternativo 8: O cadastro do usuário permanece como Ativo no sistema.</text:p>
            </text:list-item>
            <text:list-item>
              <text:p text:style-name="P157">Fluxo Alternativo 9: O cadastro do usuário é excluído do sistema.</text:p>
            </text:list-item>
            <text:list-item>
              <text:p text:style-name="P158">Fluxo Alternativo 10: O cadastro do usuário permanece como Ativo no sistema.</text:p>
            </text:list-item>
          </text:list>
        </text:list-item>
      </text:list>
      <text:p text:style-name="P159"/>
      <text:h text:style-name="Título1" text:outline-level="1">Requisitos especiais</text:h>
      <text:list text:style-name="LFO11" text:continue-numbering="true">
        <text:list-item>
          <text:p text:style-name="P160">Requisito de Auditoria: o sistema salva no banco de dados o administrador/gerente que excluiu o usuário e o administrador/gerente que autorizou a operação.</text:p>
        </text:list-item>
        <text:list-item>
          <text:p text:style-name="P161">Segurança:<text:s/>A url enviada no e-mail, para que a exclusão possa ser autorizada, deve ser segura e codificada.</text:p>
        </text:list-item>
        <text:list-item>
          <text:p text:style-name="P162">Performance e Segurança: O sistema deve fazer uma verificação diária buscando exclusões pendentes (fora do prazo de validade estipulado) para manter a integridade do sistema.</text:p>
        </text:list-item>
        <text:list-item>
          <text:p text:style-name="P163">Performance: A lista gerada no passo 2 deve ser similar a um combo box que é atualizado a cada letra inserida pelo usuário no campo Nome.</text:p>
        </text:list-item>
        <text:list-item>
          <text:p text:style-name="P164"><text:span text:style-name="T165">Segurança: Se o usuário logado no sistema não for um dos tipos existentes na<text:s/></text:span><text:span text:style-name="T166">Breve Descrição dos Ator</text:span><text:span text:style-name="T167">es</text:span><text:span text:style-name="T168"><text:s/>a opção “Excluir Usuário” não deve estar disponível.</text:span></text:p>
        </text:list-item>
      </text:list>
      <text:p text:style-name="P169"/>
      <text:p text:style-name="P17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875in" style:use-optimal-column-width="false"/>
    </style:style>
    <style:style style:name="TableColumn4" style:family="table-column">
      <style:table-column-properties style:column-width="4.2013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03</text:p>
            </table:table-cell>
            <table:table-cell table:style-name="TableCell13">
              <text:p text:style-name="P14">Versão do documento: 1.1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30/08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1</text:p>
            </table:table-cell>
            <table:table-cell table:style-name="TableCell27">
              <text:p text:style-name="P28"><text:span text:style-name="T29">Página<text:s/></text:span><text:span text:style-name="T30"><text:page-number text:fixed="false">5</text:page-number></text:span><text:span text:style-name="T31"><text:s/>de<text:s/></text:span><text:span text:style-name="T32"><text:page-count style:num-format="1">5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9-09T21:03:00Z</dc:date>
    <meta:template xlink:href="Normal" xlink:type="simple"/>
    <meta:editing-cycles>66</meta:editing-cycles>
    <meta:editing-duration>PT103020S</meta:editing-duration>
    <meta:document-statistic meta:page-count="5" meta:paragraph-count="16" meta:word-count="1325" meta:character-count="8465" meta:row-count="59" meta:non-whitespace-character-count="7156"/>
  </office:meta>
</office:document-meta>
</file>